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這是 </text:span><text:span text:style-name="T2">1 </text:span><text:span text:style-name="T1">测试 记录 文本 语言自動檢查。 </text:span><text:span text:style-name="T2">[[[ comment here ]]] {1} </text:span><text:span text:style-name="T1">越來越多的文本中的</text:span><text:span text:style-name="T2">HTML</text:span><text:span text:style-name="T1">代碼</text:span><text:span text:style-name="T2">2</text:span><text:span text:style-name="T1">，這兩個塊 测试 </text:span><text:span text:style-name="T2">{/1}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03:08.280620792</meta:creation-date>
    <dc:date>2017-05-30T13:04:25.628141877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42" meta:character-count="76" meta:non-whitespace-character-count="63"/>
  </office:meta>
</office:document-meta>
</file>